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ne 25.11. se uskutečnil v pražském rytíři 0. turnaj CZECH VINTAGE SERIES 2007, turnaj všech nadšenců jedničky. Sešli jsme se zde v počtu zhruba 25 hráčů a můžu říct, že pole bylo opravdu zůznorodé. Nejvíce hraným deckem byl Fish ať už UBW ( Zelenáč, Láďa Loučka ) nebo UW ( Michal Hebejk ), dál se objevovali staré, ale snadno postavitelné a dobře funkční fritky ( Lukáš Blohon ), Oath ( Lukáš Kraft ), Goblini ( Vojta Musil ), Worse than Gro ( Jan Brodzák ), Pitch long ( Ondrej Hanala ), Ichoridi ( Karol Čilík ) a také Gifty (Zuzy a má maličkost).</text:p>
      <text:p text:style-name="Standard"><text:tab/><text:tab/>1.kolo Vojta Musil-Goblini</text:p>
      <text:p text:style-name="Standard"><text:tab/>Jelikož jsem před turnajem s Vojtou mluvil a půjčoval mu nějaké karty, vím proti čemu stojím a mám celkem dobrý pocit i náladu. Prohrávám hod kostkou, kdy hážu hezkou třináctku a soupeř osmnáct. Soupeř si po chvilce dumání ruku nechává. Já muliganuji a i druhá ruka je bez země... Zato s modrým moxem a brainstormem a burning wishem, takže nechávám. Soupeř začne hora, Lacky. Líznu mana drain a v brainstormu nenalézám zem, ale zelenej mox. Soupeř vynechává land drop, útočí a vykládá Kicky-Jikkiho, další kolo hledám ancestral a jsem sjet Lackym a jeho kopií, kteří pokládají matronu a nalezeného Tinkerera hraju ancestral, pokládám zemi, a přenechávám kolo. Soupeř ničí modrý mox, sjíždí mě a vykládá wasteland, kterým ničí mojí zemi, takže mám jen zelenej mox a na ruce zemi. Po líznutí Forsáže vzdávám. Sideboarduji Masticoru, Pyroclasmu, jehlu za žízeň, Mana Drain a Tormod´s Cryptu. Nechávám si pěknou ruku s Mana Cryptou, Vampiric tutorem, Mystical Tutorem třema zeměma a Mana Drainem. Položim zemi a nechám soupeře hrát. Soupeř hora, Lacky Tormod´s crypt. Na konci kola tutoruji Tinker. Najdu Colossa, položím fečku a přenechávám kolo. Soupeř hraje zem a piledrivera. Já hledám vampiričákem time walk a vesele dvakrát útočím. Soupeř nenalézá odpověď a jde přesideovat na třetí hru. Třetí hru mi balíček znovu přeje a já nechávám první kolo projít Food Chain a pak hledám tinker. Druhé kolo soupeř položí pillar, který také nechávám, ale recruitera již ne. <text:s/>Ve svém kole hraju tinker a po kontrole Pyroclasmy na ruce a svých pár životů hledám Colossa, hraju Pyroclasmu a nechávám soupeře na 2 životech. Vojta mi podává ruku a prohlašuje, proč, že vlastně to tu jedničku hraje a nesoustředí se na legacy, kde žádný moxy ani Tinker nejsou. Přiznávám, že se mu ani nedivím, protože varianta kovového pašíka zabíjí beatdowny celkem spolehlivě a Mystical Tutor mi přišel docela často.</text:p>
      <text:p text:style-name="Standard"><text:s/></text:p>
      <text:p text:style-name="Standard"><text:tab/>2.kolo Lukáš Kraft-Oath</text:p>
      <text:p text:style-name="Standard">Skvělý hráč, který má opravdu dobrou verzi balíčku, který je sice výborný, ale občas se nechá zabít tokeny z orchardu. Prohrávám hod kostkou. Nechávám ruku s dvěma forsážema a Mana Drainem.</text:p>
      <text:p text:style-name="Standard">Soupeř hraje první kolo ancestral a já první Force za žízeň. V drukém kole hraje Oath a já druhou Force za Gift. Lukáš mi ukazuje Misdirekci a já vzdávám po líznutí země, protože Drain na ruce, Gift a dvě země a žízeň není žádný terno. Nasiduju 2*Duress místo giftu a žízně a jehlu místo Tormod´s crypty. Druhou hru muliganuji a nechávám ruku s forsáží a mana drainem. Položím zemi a nechám hrát Lukáše. On zahraje zemi, Duress na Drain. Já zahraju zemi. On hraje Oath <text:s/>bez orchardu přes moře a tropical island. Stejně ho zkántruju. Dolíznu jehlu. hraju žízeň, zahazuju colossa. On zahraje impulse ve svém kole, mox, tormod´s cryptu a polluted deltu. Já ve svém kole zahraju jehlu, Lukáš reaguje cryptou. Tak jehla jde na deltu a hraju tutor na tinker s black lotusem na ruce. Lukáš položí zemi, zahraje impuls a nechá mě hrát. Já zahraju black lotus a tinker za jehlu. Lukáš nemá nic proti a já už očekávám echoing truth. Ten však nepřichází a já zabíjím Lukáše Colossem. Než jdeme přesideovat Lukáš mi ukazuje tři Mana Leaky na ruce:-)</text:p>
      <text:p text:style-name="Standard">Třetí hru začínám jak jinak než muliganem do ancestralu a forsáže. Lukáš začne Duresem a zahodí mi Forsku. Pokládám zemi a přenechávám kolo. Lukáš pokládá orchard a Oath. Já hraju v reakci Ancestral kamarádsky na Lukáše díky Misdirekci. Vzdávám po dolíznutí giftu, protože na ruce mám jen nějakou žízeň, kterou ani nezahraju a soupeř si z té menší karetní výhody něco asi dolízl...</text:p>
      <text:p text:style-name="Standard"/>
      <text:p text:style-name="Standard"><text:tab/>3.kolo Zimčík-BR Beatdown?</text:p>
      <text:p text:style-name="Standard">Moc jsem z jeho karet neviděl... Poprvé jsem vyhrál hod kostkou a začal jsem s jehlou na Wasteland... On začal tím, že položil Wasteland. Hra nebyla moc záživná, on v čtvrtém nebo pátém kole hrál hymnu, kterou jsem zrušil. Zabil jsem ho Tendrilama. Druhou hru se nic moc nezměnilo a tentokrát jsem ho na jeho žádost zabil jinak... Colossus a dva Time Walky díky Burning Wishy.</text:p>
      <text:p text:style-name="Standard"/>
      <text:p text:style-name="Standard"><text:tab/>4.kolo Ondrej Hanala-Pitch long</text:p>
      <text:p text:style-name="Standard">Tento souboj je dost o tom, jak to jemu přijde a jak to zahraje... Soupeř vyhrává hod kostkou a muliganuje. Já nechávám ruku s Force, Brainstormem, Mana Drainem, Burning Wishem a nějakýma zeměma. Soupeř hraje ancestral a já přemýšlím, jestli mě může ještě tohle kolo zabít a co mi zbyde, když removnu brainstorm a nebo Drain... Drain příští kolo nemůžu zahrát a brainstorm je hodně nejistý... Takže doufám, že někde udělá chybu, protože Pitchlong není vůbec jednoduchý... Nebo, že počká do dalšího kola, kde budu moci zahrát Drain.</text:p>
      <text:p text:style-name="Standard">Bohužel Force dostane duresem, vyběhává na mě Black lotus, nějaký rituál, Grim Tutor na Will a já umírám v druhém kole... Nasideovávám Mystic Remoru místo žízně, Tormod´s Cryptu místo jehly a jeden duress místo giftu. Přemýšlím nad rukou mox, dvě Forsáže, fakta, tolarian academy, tormod´s crypta dvě země... Nechávám. Soupeř taky. Začnu Tolarií, cryptou a moxem. Soupeř začne Underground Sea, Lotus Timetwister, který zkántruju za Force. Dolíznu burning wish, hraju zemi a trikuju Mana Drain na ruce. Soupeř zahraje svojí Tolarian academii a boří mi mojí, na čež si nemůžu zareagovat. Ve svém kole hraju facta dostávám z nich gifty a nějaký země... Beru gifty. Soupeř hraje dva rituály a memory jar. Odpaluje. Na nové ruce není ani drain ani Force... Soupeř kombí... Dostává se přes Grim Tutor k Yawghmoth´s Willu a já reaguji Tormod´s Cryptou. Soupeř vypadá zdrceně a já přemýšlím, na co zahraju gifty... Soupeř vkládá Will do hrobu. Říkám mu, že by ji měl removnout z hrobu a on si najednou vzpomene, že by měl něco zahrát... S domněním, že by nic neměl už zvládnout ho nechám... Ale nenapsal jsem si manu, takže nekontroluju situaci... Ondrej zahraje před resolvovánim Willu ještě Dark Rituál a Brainstorm. Dlouze přemýšlí, co vrátit... <text:s/>Já se zahledím do svých karet a znovu rozmýšlím, nad Giftama. Potom něco vymyslí...</text:p>
      <text:p text:style-name="Standard">Nechá vyresolvovat Will. Zahraje znovu rituál a brainstorm. Potom Grim Tutor a najde Tendrily, kterýma mě zabíjí. Nevěřícně koukám a pak mu teda podávám ruku. Musím si odskočit si na záchod a po návratu mi Ondrej říká, že se stal renonc, protože neměl za co zahrát znovu Brainstorm. Prý mu to řekl Brodzák, který se na obě dvě hry koukal... Moooooooooooc pěkný...</text:p>
      <text:p text:style-name="Standard"><text:tab/>Jak již bylo řečeno hrál jsem s balíčkem nazvaným podle karty Gifts Ungiven, o jejímž omezení na type 1 se nyní velice žhavě diskutuje na magicových fórech. Balíček obsahuje všechny manové artefakty formující Vintage ( Moxy, Sol ring, Black lotus, Lotus petal, Mana Cryp, Mana Vault), spoustu hledání a lízání karet a osm counterování. Jako kill conditiony jsou zde Darksteel Colossus, který se většinou hledá přes tinker, ale už jsem ho párkrát taky hardcastil, a Tendril´s of Agony většinou "propřáný" červeným Wishem. Balíček obvykle zahraje spoustu manových zdrojů, potom nějaké ty gifty a pak se nějak protutoruje k Yawghmoth´s Willu, podle mnoha hráčů nejsilnější kartě formátu, ovšem i karta Recoup, přidávájící jiné sorcery kartě flashback, jenž má sám flashback, je pro balík nepostradatelná "skoro" stejně jako Will. Balíček není originální konstrukce, ale je to stažená verze decku, který vyhrál 8 Lotus a 8 Mox tunaj ve Španělsku, mj turnaj, kde bylo top 16 asi 8 velmi podobných balíčků. Narozdíl od Meandecku Giftů tato verze používá Thirst for knowledge, takže se dokáže snadněji prolízat deckem a to hlavně v případech nedostatku many a po již zahratém Ancestralu. Žízeň se hraje na úkor Misdirekcí a Merchant Scrolů, což mírně zhoršuje mirror a matchupy s stormy jako je Pitchlong. Sideboard je postaven mírně antifish, kde zvláště Pyroclasm, Pithing Needle a Masakr znepříjemňují každému rybáři život.:-)</text:p>
      <text:p text:style-name="Standard">Jsem celkem naštvanej. Stalo se, bylo to odehráno, nikdo nic neřekl... Teď budu muset vyhrát...</text:p>
      <text:p text:style-name="Standard"><text:s text:c="2"/></text:p>
      <text:p text:style-name="Standard"><text:tab/>5.kolo-Ondřej Mlejnek- Fritka</text:p>
      <text:p text:style-name="Standard">Jde o všechno!! Jsem DESÁTEJ a postupuje osmička. Jsem správně nabuzenej a hraju jak nejlíp to jde... On je hodně pomalej a nikdy se nedostanu moc pod tlak, takže ho v obouch hrách zabíjím Tendrilama. Po zápase se omlouvám, protože mi to přišlo fakt nádherně.</text:p>
      <text:p text:style-name="Standard"/>
      <text:p text:style-name="Standard"><text:tab/></text:p>
      <text:p text:style-name="Standard"><text:tab/></text:p>
      <text:p text:style-name="Standard"><text:tab/><text:tab/><text:tab/>Osmička</text:p>
      <text:p text:style-name="Standard">Postupuji z osmého místa, ale postupuji, což mi stačí. Pravděpodobně budu hrát s Janem Brodzákem, na což se těšim, protože ho chci vyklepnout. V osmičce je mimo jiné i Lukáš a Láďa Loučka.</text:p>
      <text:p text:style-name="Standard"/>
      <text:p text:style-name="Standard"><text:tab/>Čtvrtfinále-Jan Brodzák-Worse than Gro</text:p>
      <text:p text:style-name="Standard">Před zápasem se ho ptám, proč něco neřekl, když viděl, jak muj soupeř hraje Brainstorm a nemá za co... Dostávám odpověď, že to nebyla jeho hra, ale naše a on se do toho nechtěl plíst:-)</text:p>
      <text:p text:style-name="Standard">Prohrávám hod kostkou, ale zato si lížu ruku s tinkerem a jehlou. Soupeř začíná zemí a Wild Mongrela. hraju jehlu na Wasteland, ale soupeř mi ukazuje Strip Mine. Postupně mě sjíždí na 12 životů. Avšak ve třetím kole kastím tinker a po útoku hraju topdecknutý Time Walk. Soupeř má málo životů a tak mu ani pes v bloku moc nepomůže... V druhé hře soupeř muliganuje já nechávám celkem slibnou ruku. Začátek Tropikáč Explorace, Polluted Delta se mi moc nelíbí, ale byly i horší. V druhém kole vylézá Kudzudalší dvě fečky a Life from the Loam se taky ukazuje. Já jen hraju Brainstorm na konci jeho kola a ve svém odpaluji fečku. Soupeř mě sjíždí na třináct. V třetím kole dostávám na Thirst Dazu a jsem následně sjet na 4. Mám Will s prázdnym hrobem. V třetí hře <text:s text:c="2"/>začínám s Willem na ruce a celkem rychle se prolízávám balíčkem. Avšak soupeř nelení, hraje Fastbond a v kombinaci s Lifem dělá mírné problémy, naštěstí má v hrobě jen 3* Ghost Quarter a poté, co si hledám své dva Islandy z balíčkumi ničí i fečku a vytaženej Volcanikáč... Načtěstí mám na stole nějaký ty manový artefakty. Soupeř hraje v dalším kole Gush a já přemýšlím, jestli ho counterovat Drainem, jediným rušením na ruce, a co by se stalo, kdyby zahrál za dvě vrácené země <text:s/>Null Rod. Nakonec nechám Gush projít a Honza si dredguje toto kolo již zahratý Life... Již neváhám s Mana Drainem a soupeře zabíjím ve svém kole na Tendrily, když ani nepotřebuju ty dvě many z Mana Drainu. Lukáš Kraft mi říká, že tenhle balíček by hrát fakt nechtěl...</text:p>
      <text:p text:style-name="Standard"/>
      <text:p text:style-name="Standard"><text:tab/><text:tab/>Semifinále-Láďa Loučka-UBW Fish</text:p>
      <text:p text:style-name="Standard">Před hrou se mně Láďa ptá, jak to mám na něj dobrý. Odpovídám, že dost a Láďa propadá v smích se slovy: Ty, abys to na někoho neměl dobrý:-) Láďa je se svým draw spokojen a já také. Nechávám si ruku s hromadou many žízní a Giftem. Láďa začíná Library of Alexandria, Lotus a Dva Confidanti... Tenhle start je brutální. Já hraju rychlou žízeň a zahazuji líznutou Mana Cryptu. Láďa si lízne Misdirekci a Ninju, kterého ihned vyměňuje za jednoho confidanta. Já hraju gifty, abych si našel nějaké karty do komba, ale Láďa mi samosebou nedává Time Walk. Ve svém kole si lízne Null rod a hraje ho. Já mám moc zemí a nyní již málo manových zdrojů, takže nic nezahraju. On si lízne zemi a zahraje Medlinga na Gifty. Já dolíznu zemi a s Giftama na ruce, sedmi životy a fečkou na stole jdu nasideovat do druhé snad lepší hry... Láďovu poznámku Tak vidíš, jak to máš na mě dobrý nechávám bez komentáře. Nasiduju Masticoru, Pithing Needle, Pyroclasmu, Pyroblast, Red Elemental Blast, Massacre a Tendrily. Ven jde Burning Wish, Gift,Tormod´s Crypt, 4*Mana Drain. Trochu se míchneme, takže oba muliganujem. Začínám s celkem pěknou rukou s jehlou, Pyroclasmou a nějakýma manovýma zdrojema. První kolo jen hraju zem. Láďa hraje Library of Alexandria a nechává mě hrát. Já zas jen pokládám zemi. Láďa hraje fečku, hledá moře a hraje Confidanta. Já si lížu žízeň a hraju Pyroclasmu, která smétá Confidanta. Láďa nedělá další kolo nic a čeká na aktivní Library. V dalším kole hraju žízeň a zahazuji Colossa. Jakmile je Láďa na šesti kartách hraju jehlu na Alexandrii. Hra pokračuje Medling Mágem, který dostává Pyroblastem. Nakonec Láď zabíjím natutorovanýma Tendrilama. V Další hře Láďa začíná, rychle se objevuje Null Rod, který nemohu zcounterovat. Confidant s Medling Mágem přicházejí v třetím kole. Chci hrát Massacre, ale pozdě si uvědomuju, že Láďa nemá Tundru, tak radši hraju Pyroclasmu než, abych se dostal do Daze. Další Meddling mi zakazuje Merchant Scroll, což je mi celkem jedno a já se prolízávám pomocí dvou žízní až k Chain of Vaporu, kterým vracím Null Rod a zabíjím Láďu na Tendrily. Láďa mi podává ruku se slovy, že tento match byl vyhrán mým brutálním sideboardem.</text:p>
      <text:p text:style-name="Standard"/>
      <text:p text:style-name="Standard"/>
      <text:p text:style-name="Standard"><text:tab/><text:tab/>Finále-Lukáš Kraft-Oath</text:p>
      <text:p text:style-name="Standard">Již jsme se potkali, takže víme, co od toho druhého čekat. Prohrávám hod kostkou Lukáš po vynesení země passuje kolo. Já začínám zemí a ancestrallem. Lukáš hraje Force na Recall já svojí první. Lukáš hraje druhou a já také. Lížu tři a mezi nima i Mana Drain a Mox Sapphire. Lukáš ve svém kole jen pokládá Orchard. Já lížu žízeň a pokládám zemi a modrej mox. Lukáš hraje na konci kola Impulse. Ve svém kole pokládá zemi, tapuje orchard a zemi a pokládá Oath s úsměvem. Já zas s úsměvem hraju Mana Drain. Ve svém kole útočím tokenem a hraju žízeň, kde dostávám a následně zahazuju další mox. Lukáš je sjížděn dlouho tokenem, až pokládá druhý Oath. Na ten je však připravena Force. Nakonec Lukáše zabíjí token. Na druhou hru nasideuju dva Duressy, Red Elemental Blast a Pyroblast místo Giftu, Fact or Fictionu, Tormod´s Crypty a Mana Drainu. Vše probíhá podobně, já se prolízávám a dostávám se k Giftu s Recoupem na ruce hledám Mox Sapphire, Lotus a Demonic Tutor s Tolarian Academií. Lukáš mi dává Demonic Tutor a Mox. Já nemůžu zahrát Recoup s Time walkem v tomhle kole, protože mám málo many... Takže hraju Demonic Tutor na Will, protože na ruce není žádná modrá karta a tudíž hledat si Fow je zbytečné. Nechávám Lukáše hrát. A on s jednou kartou na ruce prohlašuje: "Tak teď bych si mohl líznout Brainstorm a v něm Oath a Arcane Laboratory." Lízne a ukáže mi Brainstorm a potom i Oath a Laboratoř. Já lížu a mám tak trochu pech, protože lížu zemi. Vzdávám, jakmile Lukáš zaoathuje a ukáže mi Counterspell. V třetí hře začínám a Lukáš hraje v druhém kole Oath bez tokenu. Mana Drain vše jistí. Ve svém kole hraju žízeň a zahazuji mox. Lukáš hraje Duress a zahazuje mi Gift, mimo jiné vidí i Colossa. Kolo naté hraju další žízeň, která mě zbavuje pašíka z ruky. Celou dobu kontroluji hru až k vítěznému Willu. Zabíjím Lukáše na Tendrily a skoro nevěřím, že jsem to dokázal. Naše první střetnutí v tomto dni mi prohrála náhrada Misdirekce za žízně a teď mi naopak žízně vyhrály obě hry. Občas je magic opravdu paradoxní:-) Sice vyhrávám jen Underground Sea místo Mana Drainu, ale kvůli nízkému počtu lidí, ale tenhle turnaj se opravdu povedl. Lukáš mi říká, že ho fakt mrzí prohra, protože moře je jedinej duál, kterej nemá čtyřikrát, ale že jeho dnešní výhra byla spíš o štěstí, protože Gifty jsou asi fakt lepší. Nádherný souboje zvláštěpak s Láďou a s Lukášem stály za všech těch sedm proxů, co jsem hrál. Po turnaji přemýšlím nad diskutovaným tématem na mnoha fórech o magicu a to o zakázání Giftu. Říkám si, že to možná přijde, protože <text:s/>karta Fact or Fiction je zakázaná a to mi přijde slabší, jakož i jiným hráčů, kteří ji z giftů nebo i z jiných balíčků vypouští... Happyendem pro Lukáše končí tento report, protože mu druhý den dávám moře, protože svoje čtyři už mám, s tím, že si to u něj někdy vyberu zpě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152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6-11-27T09:55:58</meta:creation-date>
    <dc:date>2006-11-28T21:34:57</dc:date>
    <meta:editing-cycles>15</meta:editing-cycles>
    <meta:editing-duration>PT6H22M14S</meta:editing-duration>
    <meta:user-defined meta:name="Info 1"/>
    <meta:user-defined meta:name="Info 2"/>
    <meta:user-defined meta:name="Info 3"/>
    <meta:user-defined meta:name="Info 4"/>
    <meta:document-statistic meta:table-count="0" meta:image-count="0" meta:object-count="0" meta:page-count="4" meta:paragraph-count="30" meta:word-count="2647" meta:character-count="15529"/>
  </office:meta>
</office:document-meta>
</file>